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8802213290973302681"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897046620574055540"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400780188359639202"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78247275960441180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236280626583296381"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88101421125877402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94793049664649786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741492539742678712"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833282" text:continue-list="list694793049664649786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428514428004740192"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829881"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816624"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813292"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818128"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812936"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275936855482261424"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167009483000690588"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940624623395818317"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835490"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595313078482834486"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521379242121363743"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466606669429279760" text:style-name="L15">
        <text:list-item>
          <text:list>
            <text:list-header>
              <text:p text:style-name="P193">1.5 miles averaging about 9:40/mile and rest 1 min</text:p>
            </text:list-header>
          </text:list>
        </text:list-item>
      </text:list>
      <text:p text:style-name="P25">1 mile in 8:26 and rest 2 min</text:p>
      <text:list xml:id="list5053845668678846937"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7103296336942029120"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822910"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6409102219642456172"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91197689957769290"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212013973375393094"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813197" text:continue-list="list6291197689957769290" text:style-name="L19">
        <text:list-item>
          <text:list>
            <text:list-header>
              <text:p text:style-name="P197">(Pace*HR)=1240</text:p>
            </text:list-header>
          </text:list>
        </text:list-item>
      </text:list>
      <text:list xml:id="list34813533" text:continue-list="list6409102219642456172" text:style-name="L18">
        <text:list-item>
          <text:list>
            <text:list-header>
              <text:p text:style-name="P196">2 miles at 10:46/mile Ave HR= 121 bpm and rest a few minutes</text:p>
            </text:list-header>
          </text:list>
        </text:list-item>
      </text:list>
      <text:list xml:id="list34806569" text:continue-list="list34813197"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811137"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491361755251916694"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335745174470971091"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6960766581747439032"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192641979613205830"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7483435217952411"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861339771082115887"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834315"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805297"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058895904051491342"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040292653669835971"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6836394589661180092"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9243227591384127"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243492669411716037"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723315656679624275" text:style-name="L32">
        <text:list-item>
          <text:list>
            <text:list-header>
              <text:p text:style-name="P207">0.25 miles in 2:54</text:p>
              <text:p text:style-name="P207">1 mile in 9:21 going faster as I ran and ending at around 8:30 pace</text:p>
            </text:list-header>
          </text:list>
        </text:list-item>
      </text:list>
      <text:list xml:id="list2257281713854982774"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1709111273048595663"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2339771872354608524"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391384565738819044"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9090858207657684474"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9084481722133512339"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086422396785899576"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8"><text:span text:style-name="T2">During the past week: 4.2 miles running and 6 miles walking</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oft-page-break/><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17723486588310606"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text:soft-page-break/></text:p>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1T14:55:14.22</dc:date>
    <dc:creator>James Lombardi</dc:creator>
    <meta:editing-duration>P38DT11H28M24S</meta:editing-duration>
    <meta:editing-cycles>2524</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60" meta:word-count="78755" meta:character-count="405130"/>
  </office:meta>
</office:document-meta>
</file>